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Times New Roman'" style:font-family-generic="roman"/>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49cm" fo:margin-right="-0.474cm" fo:margin-top="0cm" fo:margin-bottom="0cm" fo:text-indent="0cm" style:auto-text-indent="false" style:text-autospace="none"/>
      <style:text-properties fo:color="#000000" style:font-name="Calibri" fo:font-size="12pt" style:text-underline-style="none" style:font-size-asian="12pt" style:font-size-complex="12pt"/>
    </style:style>
    <style:style style:name="P2" style:family="paragraph" style:parent-style-name="Standard">
      <style:paragraph-properties fo:margin-left="-0.949cm" fo:margin-right="-0.474cm" fo:text-indent="0cm" style:auto-text-indent="false" style:text-autospace="none"/>
      <style:text-properties fo:color="#000000" style:font-name="Calibri" fo:font-size="12pt" style:text-underline-style="none" style:font-size-asian="12pt" style:font-size-complex="12pt"/>
    </style:style>
    <style:style style:name="P3" style:family="paragraph" style:parent-style-name="Standard">
      <style:paragraph-properties fo:margin-left="-0.949cm" fo:margin-right="-0.474cm" fo:text-indent="0cm" style:auto-text-indent="false" style:text-autospace="none"/>
      <style:text-properties fo:color="#000000" style:text-line-through-style="none" style:font-name="Calibri"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margin-left="-0.949cm" fo:margin-right="-0.474cm" fo:text-indent="0cm" style:auto-text-indent="false" style:text-autospace="none"/>
      <style:text-properties fo:color="#000000" style:text-line-through-style="none" style:font-name="Calibri" fo:font-size="12pt"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P5" style:family="paragraph" style:parent-style-name="Standard">
      <style:paragraph-properties fo:margin-left="-0.949cm" fo:margin-right="-0.474cm" fo:margin-top="0cm" fo:margin-bottom="0.501cm" fo:text-indent="0cm" style:auto-text-indent="false" style:text-autospace="none"/>
      <style:text-properties fo:color="#000000" style:text-line-through-style="none" style:font-name="Calibri"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6" style:family="paragraph" style:parent-style-name="Standard">
      <style:paragraph-properties fo:margin-left="-0.949cm" fo:margin-right="-0.474cm" fo:margin-top="0cm" fo:margin-bottom="0.501cm" fo:text-indent="0cm" style:auto-text-indent="false" style:text-autospace="none"/>
      <style:text-properties fo:color="#000000" style:text-line-through-style="none" style:font-name="Calibri" fo:font-size="12pt"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style>
    <style:style style:name="P7" style:family="paragraph" style:parent-style-name="Standard">
      <style:paragraph-properties fo:margin-left="-0.949cm" fo:margin-right="-0.474cm" fo:margin-top="0cm" fo:margin-bottom="0.501cm" fo:text-indent="0cm" style:auto-text-indent="false" style:text-autospace="none"/>
      <style:text-properties fo:color="#000000" style:font-name="Calibri" fo:font-size="12pt" style:text-underline-style="none" style:font-size-asian="12pt" style:font-size-complex="12pt"/>
    </style:style>
    <style:style style:name="P8" style:family="paragraph" style:parent-style-name="Text_20_body" style:list-style-name="L1">
      <style:paragraph-properties fo:margin-left="-0.949cm" fo:margin-right="-0.474cm" fo:margin-top="0cm" fo:margin-bottom="0cm" fo:text-indent="0cm" style:auto-text-indent="false"/>
      <style:text-properties fo:color="#000000" style:font-name="Calibri" fo:font-size="12pt" style:text-underline-style="none" style:font-size-asian="12pt" style:font-size-complex="12pt"/>
    </style:style>
    <style:style style:name="P9" style:family="paragraph" style:parent-style-name="Text_20_body" style:list-style-name="L1">
      <style:paragraph-properties fo:margin-left="-0.949cm" fo:margin-right="-0.474cm" fo:text-indent="0cm" style:auto-text-indent="false"/>
      <style:text-properties fo:color="#000000" style:font-name="Calibri" fo:font-size="12pt" style:text-underline-style="none" style:font-size-asian="12pt" style:font-size-complex="12pt"/>
    </style:style>
    <style:style style:name="P10" style:family="paragraph" style:parent-style-name="Standard">
      <style:paragraph-properties fo:margin-left="-0.949cm" fo:margin-right="-0.474cm" fo:text-indent="0cm" style:auto-text-indent="false" style:text-autospace="none"/>
      <style:text-properties fo:color="#000000" style:text-line-through-style="none" style:font-name="Calibri"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1" style:family="paragraph" style:parent-style-name="Standard">
      <style:paragraph-properties fo:margin-left="-0.949cm" fo:margin-right="-0.474cm" fo:text-align="center" style:justify-single-word="false" fo:text-indent="0cm" style:auto-text-indent="false" style:text-autospace="none"/>
      <style:text-properties fo:color="#000000" style:font-name="Calibri" fo:font-size="12pt" style:text-underline-style="none" style:font-size-asian="12pt" style:font-size-complex="12pt"/>
    </style:style>
    <style:style style:name="P12" style:family="paragraph" style:parent-style-name="Standard">
      <style:paragraph-properties fo:margin-left="-0.949cm" fo:margin-right="-0.474cm" fo:margin-top="0cm" fo:margin-bottom="0.501cm" fo:text-indent="0cm" style:auto-text-indent="false" style:text-autospace="none"/>
      <style:text-properties fo:color="#000000" style:font-name="Calibri" fo:font-size="12pt" style:text-underline-style="none" style:font-size-asian="12pt" style:font-size-complex="12pt"/>
    </style:style>
    <style:style style:name="P13" style:family="paragraph" style:parent-style-name="Standard">
      <style:paragraph-properties fo:margin-left="-0.949cm" fo:margin-right="-0.474cm" fo:margin-top="0cm" fo:margin-bottom="0.501cm" fo:text-indent="0cm" style:auto-text-indent="false" style:text-autospace="none"/>
      <style:text-properties fo:color="#000000" style:text-line-through-style="none" style:font-name="Calibri"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4" style:family="paragraph" style:parent-style-name="Standard">
      <style:paragraph-properties fo:margin-left="-0.949cm" fo:margin-right="-0.474cm" fo:margin-top="0cm" fo:margin-bottom="0.501cm" fo:text-indent="0cm" style:auto-text-indent="false" style:text-autospace="none"/>
      <style:text-properties style:font-name="Calibri" fo:font-size="12pt" style:font-size-asian="12pt" style:font-size-complex="12pt"/>
    </style:style>
    <style:style style:name="P15" style:family="paragraph" style:parent-style-name="Standard" style:list-style-name="L2">
      <style:paragraph-properties style:text-autospace="none"/>
      <style:text-properties fo:color="#000000" style:text-line-through-style="none" style:font-name="Calibri"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fo:color="#000000" style:text-line-through-style="none" fo:font-style="italic" style:text-underline-style="none" fo:font-weight="bold" style:font-name-asian="Times New Roman1" style:font-style-asian="italic" style:font-weight-asian="bold" style:font-name-complex="Times New Roman1" style:font-style-complex="italic" style:font-weight-complex="bold"/>
    </style:style>
    <style:style style:name="T2" style:family="text">
      <style:text-properties fo:color="#000000" style:text-line-through-style="none"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3" style:family="text">
      <style:text-properties fo:color="#000000" style:text-line-through-style="none" fo:font-style="normal" style:text-underline-style="none" fo:font-weight="bold" style:font-name-asian="Times New Roman1" style:font-style-asian="normal" style:font-weight-asian="bold" style:font-name-complex="Times New Roman1" style:font-style-complex="normal" style:font-weight-complex="bold"/>
    </style:style>
    <style:style style:name="T4" style:family="text">
      <style:text-properties fo:color="#000000" style:text-line-through-style="none" fo:font-style="normal" style:text-underline-style="none" fo:font-weight="bold" fo:background-color="#ffff99" style:font-name-asian="Times New Roman1" style:font-style-asian="normal" style:font-weight-asian="bold" style:font-name-complex="Times New Roman1"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style:font-name-asian="Arial1" style:font-weight-asian="bold" style:font-name-complex="Arial1" style:font-weight-complex="bold"/>
    </style:style>
    <style:style style:name="T7" style:family="text">
      <style:text-properties fo:font-weight="normal" style:font-weight-asian="normal" style:font-weight-complex="normal"/>
    </style:style>
    <style:style style:name="T8" style:family="text">
      <style:text-properties style:text-line-through-style="none" fo:font-weight="bold" style:font-name-asian="Arial1" style:font-weight-asian="bold" style:font-name-complex="Arial1" style:font-weight-complex="bold"/>
    </style:style>
    <style:style style:name="T9" style:family="text">
      <style:text-properties style:text-line-through-style="none" fo:font-weight="bold" fo:background-color="#ffff99" style:font-name-asian="Times New Roman1" style:font-weight-asian="bold" style:font-name-complex="Times New Roman1" style:font-weight-complex="bold"/>
    </style:style>
    <style:style style:name="T10" style:family="text">
      <style:text-properties style:text-line-through-style="none" fo:font-style="italic" fo:font-weight="bold" style:font-name-asian="Times New Roman1" style:font-style-asian="italic" style:font-weight-asian="bold" style:font-name-complex="Times New Roman1" style:font-style-complex="italic" style:font-weight-complex="bold"/>
    </style:style>
    <style:style style:name="T11" style:family="text">
      <style:text-properties style:text-line-through-style="none" fo:font-style="italic" fo:font-weight="bold" fo:background-color="#ffff99" style:font-name-asian="Times New Roman1" style:font-style-asian="italic" style:font-weight-asian="bold" style:font-name-complex="Times New Roman1" style:font-style-complex="italic" style:font-weight-complex="bold"/>
    </style:style>
    <style:style style:name="T12" style:family="text">
      <style:text-properties style:text-line-through-style="none" fo:font-style="normal" fo:font-weight="bold" style:font-name-asian="Times New Roman1" style:font-style-asian="normal" style:font-weight-asian="bold" style:font-name-complex="Times New Roman1" style:font-style-complex="normal" style:font-weight-complex="bold"/>
    </style:style>
    <style:style style:name="T13" style:family="text">
      <style:text-properties style:text-line-through-style="none" fo:font-style="normal" fo:font-weight="bold" fo:background-color="#ffff99" style:font-name-asian="Times New Roman1" style:font-style-asian="normal" style:font-weight-asian="bold" style:font-name-complex="Times New Roman1" style:font-style-complex="normal" style:font-weight-complex="bold"/>
    </style:style>
    <style:style style:name="T14" style:family="text">
      <style:text-properties style:text-line-through-style="none" fo:font-style="normal" fo:font-weight="normal" style:font-name-asian="Times New Roman1" style:font-style-asian="normal" style:font-weight-asian="normal" style:font-name-complex="Times New Roman1" style:font-style-complex="normal" style:font-weight-complex="normal"/>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background-color="#ffff99"/>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21cm" fo:text-indent="-0.635cm" fo:margin-left="0.3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56cm" fo:text-indent="-0.635cm" fo:margin-left="0.9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91cm" fo:text-indent="-0.635cm" fo:margin-left="1.5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226cm" fo:text-indent="-0.635cm" fo:margin-left="2.2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61cm" fo:text-indent="-0.635cm" fo:margin-left="2.8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96cm" fo:text-indent="-0.635cm" fo:margin-left="3.4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131cm" fo:text-indent="-0.635cm" fo:margin-left="4.1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66cm" fo:text-indent="-0.635cm" fo:margin-left="4.7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401cm" fo:text-indent="-0.635cm" fo:margin-left="5.4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036cm" fo:text-indent="-0.635cm" fo:margin-left="6.0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6">AC21009 - Computer Systems 2A <text:s/>- </text:span><text:span text:style-name="T8">Coursework 3 (Tutorial 2) - Software Licensing </text:span></text:p>
      <text:p text:style-name="P2"><text:span text:style-name="T9">What is meant by the term free software </text:span><text:span text:style-name="T11">in the context of </text:span><text:span text:style-name="T13">the Free Software Foundation? </text:span></text:p>
      <text:p text:style-name="P5"><text:span text:style-name="T16">Free as in Freedom, rather than the price of the software.</text:span> Free software is a matter of the<text:span text:style-name="T16"> users' freedom</text:span> to run, copy, distribute, study, change and improve the software. More precisely, it means that the program's users have the four essential freedoms: </text:p>
      <text:list xml:id="list22637927" text:style-name="L1">
        <text:list-item>
          <text:p text:style-name="P8">The freedom to <text:span text:style-name="T5">run</text:span> the program, for any purpose (freedom 0). </text:p>
        </text:list-item>
        <text:list-item>
          <text:p text:style-name="P8">The freedom to <text:span text:style-name="T5">study</text:span> how the program works, <text:span text:style-name="T5">change</text:span> it <text:s/>as you wish (freedom 1). </text:p>
        </text:list-item>
        <text:list-item>
          <text:p text:style-name="P8">The freedom to <text:span text:style-name="T5">redistribute</text:span> copies so you can help your neighbour (freedom 2). </text:p>
        </text:list-item>
        <text:list-item>
          <text:p text:style-name="P9">The freedom to <text:span text:style-name="T5">distribute</text:span> copies of your <text:span text:style-name="T16">modified versions</text:span> to others (freedom 3). Gives <text:s text:c="2"/>community chance to benefit from changes. <text:span text:style-name="T16">Access to the source code</text:span> is a precondition. </text:p>
        </text:list-item>
      </text:list>
      <text:p text:style-name="P5">Free is the idea that people should have the <text:span text:style-name="T16">right to use their software</text:span> in any way they see fit. Modifications, hacks, customizations and copies should be allowed. If you're using proprietary software and OS's, you literally <text:span text:style-name="T16">don't have the right</text:span> to change, copy or distribute any of it. </text:p>
      <text:p text:style-name="P7"><text:span text:style-name="T13">What is Open Source software? How does Open Source software differ from free software?</text:span><text:span text:style-name="T14"> Open-source software (OSS) is computer software that is</text:span><text:span text:style-name="T10"> available in source code</text:span><text:span text:style-name="T14"> </text:span><text:span text:style-name="T10">form</text:span><text:span text:style-name="T14">: the </text:span><text:span text:style-name="T10">source code and</text:span><text:span text:style-name="T14"> certain </text:span><text:span text:style-name="T12">other rights</text:span><text:span text:style-name="T14"> normally reserved for copyright holders are </text:span><text:span text:style-name="T10">provided under a software license</text:span><text:span text:style-name="T14"> that permits users to study, change, improve and at times also to distribute the software. Opposite of Copyright – </text:span><text:span text:style-name="T12">CopyLeft ( DRM Free ) </text:span><text:span text:style-name="T14">. Free software is created , distributed for free and can be used but you wont know how It was created or be able to make changes to it. <text:s/>Additionally you may only be unable to use part of it.</text:span></text:p>
      <text:p text:style-name="P14"><text:span text:style-name="T4">How is GNU/Linux licensed?</text:span><text:span text:style-name="T3"> </text:span><text:span text:style-name="T2">Linux is licensed under the terms of the </text:span><text:span text:style-name="T3">GNU General Public License</text:span><text:span text:style-name="T2">. <text:s/>You are </text:span><text:span text:style-name="T1">free to view, modify, and distribute the source code</text:span><text:span text:style-name="T2">, provided that you make your changes available under the GPL as well. Using the GNU GPL requires that all the released </text:span><text:span text:style-name="T1">improved versions</text:span><text:span text:style-name="T2"> be </text:span><text:span text:style-name="T1">free software</text:span><text:span text:style-name="T2">. </text:span>The GPL is the first copy-left license for general use, which means that derived works can only be distributed under the same license terms. </text:p>
      <text:p text:style-name="P6"><text:span text:style-name="T18">How does the GNU/Linux license differ from that of, for example, MS Windows? </text:span><text:span text:style-name="T7">Microsoft and Apple, the two most popular </text:span><text:span text:style-name="T15">proprietary</text:span><text:span text:style-name="T7"> operating systems are very firm on not letting others make </text:span>chances or modifications<text:span text:style-name="T7"> to their software as they </text:span>own it<text:span text:style-name="T7">. </text:span></text:p>
      <text:p text:style-name="P6"><text:span text:style-name="T7">With linux the </text:span><text:span text:style-name="T15">community</text:span><text:span text:style-name="T7"> at large can alter, improve and share. All </text:span><text:span text:style-name="T15">knowledge is free</text:span><text:span text:style-name="T7"> and all knowledge is </text:span><text:span text:style-name="T15">shared</text:span><text:span text:style-name="T7">. Richard Stallman decided to write a whole new operating system from ground up ( GNU ) and Linux torvald wrote the Linux kernel that runs within GNU. GNU and Linux are the twin pillars of the free software industry. . Every element of it is run by the coders in the community that work on the operation system with the focus being creating the perfect operating system that can be used across the spectrum of platforms by as many users as possible. </text:span></text:p>
      <text:p text:style-name="P7"><text:span text:style-name="T13">What software is available under these different licenses?</text:span><text:span text:style-name="T12"> public domain,permissive, copy left</text:span></text:p>
      <text:p text:style-name="P7"><text:span text:style-name="T13">How do software companies make money from free software? </text:span><text:span text:style-name="T14">Using open source software as the basis of your development can </text:span><text:span text:style-name="T10">cut</text:span><text:span text:style-name="T14"> your </text:span><text:span text:style-name="T10">development time and budget by 50 percent</text:span><text:span text:style-name="T14">. The open-source </text:span><text:span text:style-name="T10">testing and debugging methodologies</text:span><text:span text:style-name="T14"> have been shown to greatly </text:span><text:span text:style-name="T10">reduce</text:span><text:span text:style-name="T14"> product development costs, and using open-source software </text:span><text:span text:style-name="T10">marketing and distribution</text:span><text:span text:style-name="T14"> channels can greatly increase the likelihood that your product reaches the </text:span><text:span text:style-name="T10">broadest market possible</text:span><text:span text:style-name="T14">, and levels the playing field with your larger, better-heeled competitors. <text:line-break/></text:span><text:soft-page-break/><text:span text:style-name="T14">The model is based on a </text:span><text:span text:style-name="T12">service revenue stream</text:span><text:span text:style-name="T14"> rather than a </text:span><text:span text:style-name="T12">licence revenue stream</text:span><text:span text:style-name="T14">. Most open-source software is </text:span><text:span text:style-name="T10">copyright, but </text:span><text:span text:style-name="T14">released under</text:span><text:span text:style-name="T10"> licences </text:span><text:span text:style-name="T14">which</text:span><text:span text:style-name="T10"> allow free re-distribution</text:span><text:span text:style-name="T14">. <text:s/>This attracts a number of potential customers to consider using software which is sourced from smaller development houses. Customers who would have otherwise never considered your software. </text:span></text:p>
      <text:p text:style-name="P1"><text:span text:style-name="T14">Many vendors of open-source solutions also</text:span><text:span text:style-name="T10"> supply proprietary software</text:span><text:span text:style-name="T14">. </text:span><text:span text:style-name="T10">Bundled</text:span><text:span text:style-name="T14"> or </text:span><text:span text:style-name="T10">built</text:span><text:span text:style-name="T14"> with open source</text:span><text:span text:style-name="T10"> tools</text:span><text:span text:style-name="T14">, or </text:span><text:span text:style-name="T10">linked to</text:span><text:span text:style-name="T14"> open source </text:span><text:span text:style-name="T10">software. <text:s/></text:span><text:span text:style-name="T14">Support revenue will generate money through creating a initial community with <text:s/>forums giving free support for the software, followed by </text:span><text:span text:style-name="T10">paid per incident, quarterly and yearly</text:span><text:span text:style-name="T14">. </text:span><text:span text:style-name="T16">Provide installation, customisation and enhancement services</text:span>. Most businesses do not have the time nor the inclination to undertake this kind of activity; it's not their core business. Firms will instead turn to you as no one should know the code as well as you. </text:p>
      <text:p text:style-name="P1"/>
      <text:p text:style-name="P6"><text:span text:style-name="T18">What are the legal implications of developing, distributing, and using software which is licensed under either free, open or proprietary licenses? </text:span><text:span text:style-name="T7">Copyright is the exclusive </text:span><text:span text:style-name="T15">legal right to copy, distribute,modify, display, perform, rent </text:span><text:span text:style-name="T7">or more generally</text:span> <text:span text:style-name="T15">exploit a work</text:span><text:span text:style-name="T17"> </text:span><text:span text:style-name="T7">by its copyright holder. In the context of software both the source code and binaries are protected by copyright. </text:span></text:p>
      <text:p text:style-name="P3">In the patent systems if you invent something innovative assumption leads belief to there is one patent covering it, <text:span text:style-name="T16">“The Patent”</text:span>. In software, any product that isn’t trivially simple will consist of many different ideas combined and if its innovative, it will most likely have a different <text:span text:style-name="T16">combination of ideas</text:span> combined or some new ideas. Even if you invent a innovate software package, your in danger from software patents. When a software developer is in a country that allows software ideas to be patented, he can be sued for the software he writes. This is completely <text:span text:style-name="T16">different to copy right</text:span>. If you write a program, only you have a copyright on it . Mega corporations can force others to<text:span text:style-name="T16"> cross license </text:span>with them as they hold so many patents and patents might<text:span text:style-name="T16"> not protect small developers</text:span> from competition from mega corporations.</text:p>
      <text:p text:style-name="P3"/>
      <text:list xml:id="list22616707" text:style-name="L2">
        <text:list-item>
          <text:p text:style-name="P15"><text:span text:style-name="T16">Patents grant exclusive rights </text:span>to algorithms, features, or other patentable subject matter. </text:p>
        </text:list-item>
        <text:list-item>
          <text:p text:style-name="P15">Vendors sometimes grant <text:span text:style-name="T16">patent rights</text:span> to the user in the license agreement.</text:p>
        </text:list-item>
        <text:list-item>
          <text:p text:style-name="P15">Proprietary software vendors usually regard <text:span text:style-name="T16">source code as a trade secret</text:span></text:p>
        </text:list-item>
        <text:list-item>
          <text:p text:style-name="P15">License agreements <text:span text:style-name="T16">do not override applicable copyright law</text:span> </text:p>
        </text:list-item>
      </text:list>
      <text:p text:style-name="P4"/>
      <text:p text:style-name="P4"><text:span text:style-name="T18">Why open is better than just free ? </text:span><text:span text:style-name="T7">Open is fundamentally better as the product is driven by the </text:span><text:span text:style-name="T15">community</text:span><text:span text:style-name="T7">. Creating something that can live forever and adapt, trying new things and connecting with new people. businesses are able to grow because of open source and </text:span><text:span text:style-name="T15">open ideals</text:span><text:span text:style-name="T7">. Firefox is open source however If developers decided they no longer were to maintain the browser, the software would be dead.</text:span></text:p>
      <text:p text:style-name="P3"/>
      <text:p text:style-name="P3">As cost decrease and utility increases. People will start learning that creating open source ware is better. Free software creates a business providing <text:span text:style-name="T16">support and services</text:span> to people in your area. Free software gives you the possibility of hiring someone to make changes for you, so many different small companies providing services in their <text:span text:style-name="T16">expertise and providing support typically.</text:span></text:p>
      <text:p text:style-name="P3"/>
      <text:p text:style-name="P3">Teaching kids to use non free software is training them to be under the domination of the software owners <text:s/>when <text:s/>they grow up resulting in the <text:span text:style-name="T16">loss of their freedom</text:span> and to the <text:span text:style-name="T16">drain of money</text:span>. So if society schools are teaching people to use non free software that is directing society into the rut of non free software.</text:p>
      <text:p text:style-name="P3">Inspired by the ideal of scientific <text:span text:style-name="T5">cooperation,</text:span> working together to <text:span text:style-name="T5">advance human knowledge</text:span> for the benefit of everyone are starting to take the inspiration back to science because the spirit of scientific cooperation is in danger today by cooperate funding for resear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Times New Roman'" style:font-family-generic="roman"/>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Kyle Harrison<text:tab/><text:page-number text:select-page="current">2</text:page-number><text:tab/>11000987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 h</meta:initial-creator>
    <meta:creation-date>2011-10-24T22:20:42.37</meta:creation-date>
    <dc:date>2011-11-03T02:55:25.11</dc:date>
    <dc:creator>Kyle Harrison</dc:creator>
    <meta:editing-duration>PT15H48M19S</meta:editing-duration>
    <meta:editing-cycles>22</meta:editing-cycles>
    <meta:generator>OpenOffice.org/3.3$Win32 OpenOffice.org_project/330m20$Build-9567</meta:generator>
    <meta:printed-by>Kyle Harrison</meta:printed-by>
    <meta:print-date>2011-11-03T02:53:01.58</meta:print-date>
    <meta:document-statistic meta:table-count="0" meta:image-count="0" meta:object-count="0" meta:page-count="2" meta:paragraph-count="26" meta:word-count="1235" meta:character-count="7507"/>
  </office:meta>
</office:document-meta>
</file>